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4000002F3F5D4488A1B1A0D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unga" svg:font-family="Tunga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03c1a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List_20_Paragraph"><text:s text:c="3"/></text:p>
      <text:list xml:id="list596355363" text:style-name="WWNum1">
        <text:list-item>
          <text:p text:style-name="P1"><text:s/><text:span text:style-name="T1">BEHAVIOURAL </text:span>D<text:span text:style-name="T1">IAGRAM</text:span></text:p>
        </text:list-item>
      </text:list>
      <text:p text:style-name="List_20_Paragraph"><draw:frame draw:style-name="fr1" draw:name="Picture 7" text:anchor-type="as-char" svg:y="-7.805cm" svg:width="6.301cm" svg:height="9.208cm" draw:z-index="0"><draw:image xlink:href="Pictures/1000020100000174000002F3F5D4488A1B1A0DF5.png" xlink:type="simple" xlink:show="embed" xlink:actuate="onLoad" loext:mime-type="image/png"/></draw:frame></text:p>
      <text:p text:style-name="List_20_Paragraph"/>
      <text:p text:style-name="List_20_Paragraph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unga" svg:font-family="Tung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ung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ung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havya Bokka</meta:initial-creator>
    <meta:editing-cycles>3</meta:editing-cycles>
    <meta:creation-date>2021-02-04T17:22:00</meta:creation-date>
    <dc:date>2021-02-05T10:37:00.883407262</dc:date>
    <meta:editing-duration>PT7M47S</meta:editing-duration>
    <meta:generator>LibreOffice/6.4.4.2$Linux_X86_64 LibreOffice_project/40$Build-2</meta:generator>
    <meta:document-statistic meta:table-count="0" meta:image-count="1" meta:object-count="0" meta:page-count="1" meta:paragraph-count="3" meta:word-count="3" meta:character-count="25" meta:non-whitespace-character-count="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